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d7414" officeooo:paragraph-rsid="000d7414"/>
    </style:style>
    <style:style style:name="P2" style:family="paragraph" style:parent-style-name="Heading_20_2">
      <style:text-properties fo:font-style="normal" style:font-style-asian="normal" style:font-style-complex="normal"/>
    </style:style>
    <style:style style:name="P3" style:family="paragraph" style:parent-style-name="Heading_20_2">
      <style:text-properties fo:font-style="normal" officeooo:rsid="000b6729" officeooo:paragraph-rsid="000b6729" style:font-style-asian="normal" style:font-style-complex="normal"/>
    </style:style>
    <style:style style:name="P4" style:family="paragraph" style:parent-style-name="Text_20_body">
      <style:text-properties officeooo:paragraph-rsid="000d6047"/>
    </style:style>
    <style:style style:name="P5" style:family="paragraph" style:parent-style-name="Text_20_body">
      <style:text-properties officeooo:paragraph-rsid="000b6729"/>
    </style:style>
    <style:style style:name="T1" style:family="text">
      <style:text-properties officeooo:rsid="01a35e92"/>
    </style:style>
    <style:style style:name="T2" style:family="text">
      <style:text-properties officeooo:rsid="017eb4b9"/>
    </style:style>
    <style:style style:name="T3" style:family="text">
      <style:text-properties officeooo:rsid="01798282"/>
    </style:style>
    <style:style style:name="T4" style:family="text">
      <style:text-properties officeooo:rsid="0195c7f8"/>
    </style:style>
    <style:style style:name="T5" style:family="text">
      <style:text-properties fo:font-weight="bold" officeooo:rsid="017eb4b9" style:font-weight-asian="bold" style:font-weight-complex="bold"/>
    </style:style>
    <style:style style:name="T6" style:family="text">
      <style:text-properties fo:font-weight="bold" officeooo:rsid="01798282" style:font-weight-asian="bold" style:font-weight-complex="bold"/>
    </style:style>
    <style:style style:name="T7" style:family="text">
      <style:text-properties fo:font-weight="bold" officeooo:rsid="000b6729" style:font-weight-asian="bold" style:font-weight-complex="bold"/>
    </style:style>
    <style:style style:name="T8" style:family="text">
      <style:text-properties officeooo:rsid="017f49f1"/>
    </style:style>
    <style:style style:name="T9" style:family="text">
      <style:text-properties officeooo:rsid="018a51f0"/>
    </style:style>
    <style:style style:name="T10" style:family="text">
      <style:text-properties officeooo:rsid="01810867"/>
    </style:style>
    <style:style style:name="T11" style:family="text">
      <style:text-properties officeooo:rsid="01976477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18a51f0"/>
    </style:style>
    <style:style style:name="T14" style:family="text">
      <style:text-properties officeooo:rsid="018a51f0" style:font-size-asian="5.25pt" style:font-size-complex="6pt"/>
    </style:style>
    <style:style style:name="T15" style:family="text">
      <style:text-properties officeooo:rsid="01976477" style:font-size-asian="5.25pt" style:font-size-complex="6pt"/>
    </style:style>
    <style:style style:name="T16" style:family="text">
      <style:text-properties officeooo:rsid="01864c2c"/>
    </style:style>
    <style:style style:name="T17" style:family="text">
      <style:text-properties officeooo:rsid="01846436"/>
    </style:style>
    <style:style style:name="T18" style:family="text">
      <style:text-properties officeooo:rsid="018e2936"/>
    </style:style>
    <style:style style:name="T19" style:family="text">
      <style:text-properties officeooo:rsid="018d9dae"/>
    </style:style>
    <style:style style:name="T20" style:family="text">
      <style:text-properties officeooo:rsid="019afd84"/>
    </style:style>
    <style:style style:name="T21" style:family="text">
      <style:text-properties officeooo:rsid="01a15479"/>
    </style:style>
    <style:style style:name="T22" style:family="text">
      <style:text-properties officeooo:rsid="000b6729"/>
    </style:style>
    <style:style style:name="T23" style:family="text">
      <style:text-properties officeooo:rsid="000c3b46"/>
    </style:style>
    <style:style style:name="T24" style:family="text">
      <style:text-properties officeooo:rsid="000d6047"/>
    </style:style>
    <style:style style:name="T25" style:family="text">
      <style:text-properties fo:font-style="normal" officeooo:rsid="000b6729" style:font-style-asian="normal" style:font-style-complex="normal"/>
    </style:style>
    <style:style style:name="T2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ession 1<text:span text:style-name="T12">ere</text:span><text:span text:style-name="T26"> STI2D 2022-2023</text:span></text:p>
      <text:h text:style-name="P2" text:outline-level="2"><text:span text:style-name="T2">Chapitre </text:span><text:span text:style-name="T22">1 : </text:span>Rappels sur les évolutions en <text:span text:style-name="T22">pourcentages</text:span></text:h>
      <text:p text:style-name="Text_20_body">Evolution (augmentation ou réduction).<text:line-break/><text:span text:style-name="T4">C</text:span>oefficient multiplicateur, <text:span text:style-name="T1">c</text:span>oefficient global, <text:span text:style-name="T1">c</text:span>oefficient réciproque.</text:p>
      <text:h text:style-name="P2" text:outline-level="2"><text:span text:style-name="T5">Chapitre </text:span><text:span text:style-name="T7">2 : </text:span><text:span text:style-name="T6">Généralités sur les fonctions</text:span></text:h>
      <text:p text:style-name="Text_20_body">Par lecture graphique d'une fonction :</text:p>
      <text:p text:style-name="Text_20_body">→ <text:span text:style-name="T8">i</text:span>mages / antécédents, é<text:span text:style-name="T8">quations et inéquations</text:span></text:p>
      <text:p text:style-name="Text_20_body">→ <text:span text:style-name="T8">v</text:span>ariations et tableaux de variations </text:p>
      <text:p text:style-name="Text_20_body">→ <text:span text:style-name="T9">t</text:span>ableaux de signes</text:p>
      <text:p text:style-name="Text_20_body">Fonctions affines : calcul d'images et d'antécédents, tableaux de signes et tableaux de variations.<text:line-break/>Taux de variation entre deux valeurs.</text:p>
      <text:h text:style-name="P2" text:outline-level="2"><text:span text:style-name="T2">Chapitre </text:span><text:span text:style-name="T22">3 :</text:span> Probabilités (partie 1)</text:h>
      <text:p text:style-name="Text_20_body">Tableaux d'effectifs et de fréquences.<text:line-break/>Tableaux des fréquences conditionnelles.<text:line-break/>Cardinal d'un ensemble.<text:line-break/>Probabilités conditionnelle<text:span text:style-name="T10">s.</text:span></text:p>
      <text:h text:style-name="P2" text:outline-level="2"><text:span text:style-name="T10">Chapitre 4 :</text:span> <text:span text:style-name="T3">Polynômes degré 2 et 3</text:span></text:h>
      <text:p text:style-name="Text_20_body">Calculs d'images. <text:s/>Racines d'un polynôme.<text:line-break/>Forme développée <text:span text:style-name="T11">et </text:span>forme factorisée. <text:span text:style-name="T9">Tableaux de signes.</text:span></text:p>
      <text:p text:style-name="Text_20_body">Degré 2: rôle de a et b dans <text:span text:style-name="T9">ax</text:span><text:span text:style-name="T13">2</text:span>+b <text:span text:style-name="T11">sur la c</text:span><text:span text:style-name="T14">ourbe représentativ</text:span><text:span text:style-name="T15">e, </text:span>extremum <text:span text:style-name="T9">et </text:span>axe de symétrie <text:span text:style-name="T9">avec racines ou forme développée, </text:span><text:span text:style-name="T11">v</text:span><text:span text:style-name="T10">ariations.</text:span></text:p>
      <text:p text:style-name="Text_20_body">Degré <text:span text:style-name="T11">3</text:span> : <text:span text:style-name="T11">notion de racine cubique.</text:span></text:p>
      <text:h text:style-name="P2" text:outline-level="2"><text:span text:style-name="T10">Chapitre 5 :</text:span> Dérivées</text:h>
      <text:p text:style-name="Text_20_body">Lien entre nombre dérivé et tangente à une courbe.<text:line-break/><text:span text:style-name="T23">É</text:span>quation d'une tangente. Dérivées de fonctions polynômes.<text:line-break/>Lien entre <text:span text:style-name="T16">les </text:span><text:span text:style-name="T17">variations d'une fonction </text:span><text:span text:style-name="T16">et sa</text:span> <text:span text:style-name="T17">fonction</text:span> dérivé<text:span text:style-name="T17">e.</text:span></text:p>
      <text:h text:style-name="P2" text:outline-level="2"><text:span text:style-name="T10">Chapitre 6 :</text:span> Suites</text:h>
      <text:p text:style-name="Text_20_body">Suite avec formule explicite ou formule de récurrence.<text:line-break/>Représentation graphique.<text:line-break/><text:soft-page-break/>Suites arithmétiques et <text:span text:style-name="T11">suites </text:span>géométriques.<text:line-break/>Variations de<text:span text:style-name="T18">s</text:span> suites.</text:p>
      <text:h text:style-name="P2" text:outline-level="2"><text:span text:style-name="T10">Chapitre 7 :</text:span> <text:span text:style-name="T3">Proba</text:span><text:span text:style-name="T21">bilité</text:span><text:span text:style-name="T3">s (partie 2)</text:span></text:h>
      <text:p text:style-name="P4">Variable aléatoire discrète.<text:line-break/>Loi de probabilité.<text:line-break/><text:span text:style-name="T19">E</text:span>spérance <text:span text:style-name="T19">d'une variable aléatoire.<text:line-break/></text:span>Loi de Bernoulli.<text:line-break/><text:span text:style-name="T24">É</text:span>chantillo<text:span text:style-name="T19">n</text:span>nage <text:span text:style-name="T20">avec loi de Bernoulli</text:span></text:p>
      <text:h text:style-name="P3" text:outline-level="2">Chapitre 8 : nombres complexes</text:h>
      <text:p text:style-name="P5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2-11-21T17:52:20.324191313</dc:date>
    <meta:editing-duration>PT6M13S</meta:editing-duration>
    <meta:editing-cycles>8</meta:editing-cycles>
    <meta:document-statistic meta:table-count="0" meta:image-count="0" meta:object-count="0" meta:page-count="2" meta:paragraph-count="22" meta:word-count="226" meta:character-count="1564" meta:non-whitespace-character-count="1358"/>
  </office:meta>
</office:document-meta>
</file>